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Heading2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Heading2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Heading2" style:family="paragraph">
      <style:text-properties fo:language="en" fo:country="GB"/>
    </style:style>
    <style:style style:name="P7" style:parent-style-name="Normal" style:family="paragraph">
      <style:paragraph-properties fo:text-align="justify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P12" style:parent-style-name="Normal" style:family="paragraph">
      <style:paragraph-properties fo:text-align="justify"/>
    </style:style>
    <style:style style:name="P13" style:parent-style-name="Heading2" style:family="paragraph">
      <style:text-properties fo:language="en" fo:country="GB"/>
    </style:style>
    <style:style style:name="P14" style:parent-style-name="Normal" style:family="paragraph">
      <style:text-properties fo:language="en" fo:country="GB"/>
    </style:style>
    <style:style style:name="P15" style:parent-style-name="Heading2" style:family="paragraph">
      <style:text-properties fo:language="en" fo:country="GB"/>
    </style:style>
    <style:style style:name="P16" style:parent-style-name="Normal" style:family="paragraph">
      <style:text-properties fo:language="en" fo:country="GB"/>
    </style:style>
    <style:style style:name="P17" style:parent-style-name="Normal" style:family="paragraph">
      <style:text-properties fo:language="en" fo:country="GB"/>
    </style:style>
    <style:style style:name="P18" style:parent-style-name="Heading2" style:family="paragraph">
      <style:text-properties fo:language="en" fo:country="GB"/>
    </style:style>
    <style:style style:name="P19" style:parent-style-name="Normal" style:family="paragraph">
      <style:paragraph-properties>
        <style:tab-stops>
          <style:tab-stop style:type="center" style:position="2.884in"/>
        </style:tab-stops>
      </style:paragraph-properties>
    </style:style>
    <style:style style:name="T20" style:parent-style-name="DefaultParagraphFont" style:family="text">
      <style:text-properties fo:language="en" fo:country="GB"/>
    </style:style>
    <style:style style:name="T21" style:parent-style-name="DefaultParagraphFont" style:family="text">
      <style:text-properties fo:language="en" fo:country="GB"/>
    </style:style>
  </office:automatic-styles>
  <office:body>
    <office:text text:use-soft-page-breaks="true">
      <text:h text:style-name="P1" text:outline-level="1">Use case</text:h>
      <text:p text:style-name="Normal">Training Review</text:p>
      <text:h text:style-name="Heading1" text:outline-level="1">Scope</text:h>
      <text:p text:style-name="Normal">This is to allow management to review employee training costs and needs</text:p>
      <text:h text:style-name="Heading1" text:outline-level="1">Description</text:h>
      <text:p text:style-name="Normal">This use case describes the reviewing/recording of an employees training including cost, grade and training due date.</text:p>
      <text:h text:style-name="Heading1" text:outline-level="1">Flow Description</text:h>
      <text:h text:style-name="P2" text:outline-level="2">Precondition</text:h>
      <text:p text:style-name="P3">Training needs to be reviewed/recorded.</text:p>
      <text:h text:style-name="P4" text:outline-level="2">Activation</text:h>
      <text:p text:style-name="P5">The use case starts when management wants to record data about an employee training for reference later.<text:s/></text:p>
      <text:h text:style-name="P6" text:outline-level="2">Main flow</text:h>
      <text:list text:style-name="LFO1" text:continue-numbering="true">
        <text:list-item>
          <text:p text:style-name="P7">Before training is issued the details of that training course are recorded by management.</text:p>
        </text:list-item>
        <text:list-item>
          <text:p text:style-name="P8">A member of Management opens access on a new record page from the staff training table.</text:p>
        </text:list-item>
        <text:list-item>
          <text:p text:style-name="P9">Management enter data they have at the time (course date, name,<text:s/>course) then hits save.</text:p>
        </text:list-item>
        <text:list-item>
          <text:p text:style-name="P10">Once training is complete, Management go back to that record and add in the grade received for training and when training is due again.</text:p>
        </text:list-item>
        <text:list-item>
          <text:p text:style-name="P11">Manager presses save and can review the data in the form at any time.</text:p>
        </text:list-item>
      </text:list>
      <text:h text:style-name="Heading2" text:outline-level="2">Alternate flow</text:h>
      <text:p text:style-name="P12">-</text:p>
      <text:h text:style-name="P13" text:outline-level="2">Exceptional flow</text:h>
      <text:p text:style-name="P14">-</text:p>
      <text:h text:style-name="P15" text:outline-level="2">Termination</text:h>
      <text:p text:style-name="P16">The system stores all<text:s/>details entered in relation to training</text:p>
      <text:p text:style-name="P17"/>
      <text:h text:style-name="P18" text:outline-level="2">Post condition</text:h>
      <text:p text:style-name="P19"><text:span text:style-name="T20">The system<text:s/></text:span><text:span text:style-name="T21">goes into wait state</text:span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Normal" style:display-name="Normal" style:family="paragraph">
      <style:paragraph-properties fo:margin-bottom="0in" fo:line-height="100%"/>
      <style:text-properties style:font-name="Arial" style:font-name-asian="Times New Roman" style:font-name-complex="Times New Roman" fo:font-size="12pt" style:font-size-asian="12pt" style:font-size-complex="10pt" fo:language="en" fo:country="US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 fo:language="en" fo:country="US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l lewis</meta:initial-creator>
    <dc:creator>col lewis</dc:creator>
    <meta:creation-date>2018-03-01T16:09:00Z</meta:creation-date>
    <dc:date>2018-03-01T16:09:00Z</dc:date>
    <meta:template xlink:href="Normal" xlink:type="simple"/>
    <meta:editing-cycles>2</meta:editing-cycles>
    <meta:editing-duration>PT0S</meta:editing-duration>
    <meta:document-statistic meta:page-count="1" meta:paragraph-count="2" meta:word-count="158" meta:character-count="1060" meta:row-count="7" meta:non-whitespace-character-count="904"/>
  </office:meta>
</office:document-meta>
</file>